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31dc" officeooo:paragraph-rsid="000a31dc"/>
    </style:style>
    <style:style style:name="P2" style:family="paragraph" style:parent-style-name="Standard">
      <style:paragraph-properties fo:text-align="end" style:justify-single-word="false"/>
      <style:text-properties officeooo:rsid="000a31dc" officeooo:paragraph-rsid="000a31dc"/>
    </style:style>
    <style:style style:name="P3" style:family="paragraph" style:parent-style-name="Standard">
      <style:paragraph-properties fo:text-align="justify" style:justify-single-word="false"/>
      <style:text-properties officeooo:rsid="000a31dc" officeooo:paragraph-rsid="000a31dc"/>
    </style:style>
    <style:style style:name="P4" style:family="paragraph" style:parent-style-name="Standard">
      <style:paragraph-properties fo:text-align="justify" style:justify-single-word="false"/>
      <style:text-properties officeooo:rsid="000b299a" officeooo:paragraph-rsid="000b29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5 readme</text:p>
      <text:p text:style-name="P2">Christopher Velazquez</text:p>
      <text:p text:style-name="P2">12/7/18</text:p>
      <text:p text:style-name="P2">CS 325 Fall 2018</text:p>
      <text:p text:style-name="P3">325design.sql<text:tab/>: creates Tables</text:p>
      <text:p text:style-name="P3"/>
      <text:p text:style-name="P3">325population.sql<text:tab/>: populates the Tables</text:p>
      <text:p text:style-name="P3"/>
      <text:p text:style-name="P3">325queries.sql<text:tab/>: <text:s/>A few queries to prove that everything works</text:p>
      <text:p text:style-name="P3"/>
      <text:p text:style-name="P3">325report1-results.sql : A view of the data</text:p>
      <text:p text:style-name="P3"/>
      <text:p text:style-name="P3">325report2-results.sql<text:tab/>: A sum of some data</text:p>
      <text:p text:style-name="P3"/>
      <text:p text:style-name="P3">325report3-results.sql<text:tab/>:A view of the data</text:p>
      <text:p text:style-name="P3"/>
      <text:p text:style-name="P3">325show-contents.sql<text:tab/>: shows all the data of the tables.</text:p>
      <text:p text:style-name="P3"/>
      <text:p text:style-name="P4">In order to get this to run, run 325design, then 325populate, and then any of these files should be able to be run in order to prove that all the data is ther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23:00:51.712000000</meta:creation-date>
    <dc:date>2018-12-07T23:21:20.578000000</dc:date>
    <meta:editing-duration>PT14S</meta:editing-duration>
    <meta:editing-cycles>1</meta:editing-cycles>
    <meta:document-statistic meta:table-count="0" meta:image-count="0" meta:object-count="0" meta:page-count="1" meta:paragraph-count="12" meta:word-count="90" meta:character-count="530" meta:non-whitespace-character-count="451"/>
    <meta:generator>LibreOffice/5.2.4.2$Windows_x86 LibreOffice_project/3d5603e1122f0f102b62521720ab13a38a4e0eb0</meta:generator>
  </office:meta>
</office:document-meta>
</file>